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pple-system" svg:font-family="apple-system, BlinkMacSystemFont, 'Segoe UI', Roboto, Oxygen, Ubuntu, 'Fira Sans', 'Droid Sans', 'Helvetica Neue', sans-serif"/>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cm" fo:margin-top="0cm" fo:margin-bottom="0.499cm" loext:contextual-spacing="false" fo:orphans="2" fo:widows="2" fo:text-indent="0cm" style:auto-text-indent="false"/>
      <style:text-properties officeooo:paragraph-rsid="000b3e84"/>
    </style:style>
    <style:style style:name="P2" style:family="paragraph" style:parent-style-name="Standard">
      <style:paragraph-properties fo:margin-left="0cm" fo:margin-right="0cm" fo:margin-top="0cm" fo:margin-bottom="0.499cm" loext:contextual-spacing="false" fo:orphans="2" fo:widows="2" fo:text-indent="0cm" style:auto-text-indent="false"/>
      <style:text-properties officeooo:paragraph-rsid="001080cc"/>
    </style:style>
    <style:style style:name="P3" style:family="paragraph" style:parent-style-name="Text_20_body">
      <style:paragraph-properties fo:margin-left="0cm" fo:margin-right="0cm" fo:orphans="2" fo:widows="2" fo:text-indent="0cm" style:auto-text-indent="false"/>
    </style:style>
    <style:style style:name="P4" style:family="paragraph" style:parent-style-name="Text_20_body">
      <style:paragraph-properties fo:margin-left="0cm" fo:margin-right="0cm" fo:orphans="2" fo:widows="2" fo:text-indent="0cm" style:auto-text-indent="false"/>
      <style:text-properties fo:font-variant="normal" fo:text-transform="none" fo:color="#555555" style:font-name="Arial" fo:font-size="10.5pt" fo:letter-spacing="normal" fo:font-style="normal" fo:font-weight="normal"/>
    </style:style>
    <style:style style:name="P5" style:family="paragraph" style:parent-style-name="Preformatted_20_Text">
      <style:paragraph-properties fo:margin-left="0cm" fo:margin-right="0cm" fo:margin-top="0cm" fo:margin-bottom="0cm" loext:contextual-spacing="false" fo:orphans="2" fo:widows="2" fo:text-indent="0cm" style:auto-text-indent="false" fo:padding="0cm" fo:border="none"/>
    </style:style>
    <style:style style:name="P6"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0e1c5d"/>
    </style:style>
    <style:style style:name="P7" style:family="paragraph" style:parent-style-name="Preformatted_20_Text">
      <style:paragraph-properties fo:margin-top="0cm" fo:margin-bottom="0cm" loext:contextual-spacing="false" fo:orphans="2" fo:widows="2" fo:padding="0cm" fo:border="none"/>
    </style:style>
    <style:style style:name="P8" style:family="paragraph" style:parent-style-name="Text_20_body">
      <style:paragraph-properties fo:margin-left="0.529cm" fo:margin-right="0cm" fo:margin-top="0cm" fo:margin-bottom="0cm" loext:contextual-spacing="false" style:line-height-at-least="0.529cm" fo:orphans="2" fo:widows="2" fo:text-indent="0cm" style:auto-text-indent="false" fo:padding="0cm" fo:border="none"/>
      <style:text-properties fo:font-variant="normal" fo:text-transform="none" fo:color="#7e0b1b" style:text-line-through-style="none" style:text-line-through-type="none" style:font-name="Arial" fo:letter-spacing="normal" fo:font-style="normal" style:text-underline-style="none" fo:font-weight="bold" style:text-blinking="false" loext:padding="0cm" loext:border="none"/>
    </style:style>
    <style:style style:name="P9" style:family="paragraph" style:parent-style-name="Preformatted_20_Text">
      <style:text-properties fo:color="#2e8b57"/>
    </style:style>
    <style:style style:name="P10" style:family="paragraph" style:parent-style-name="Standard">
      <style:paragraph-properties fo:margin-left="0cm" fo:margin-right="0cm" fo:margin-top="0cm" fo:margin-bottom="0.499cm" loext:contextual-spacing="false" fo:orphans="2" fo:widows="2" fo:text-indent="0cm" style:auto-text-indent="false"/>
      <style:text-properties style:font-name="Arial" fo:font-size="10.5pt" fo:font-weight="bold" officeooo:rsid="001080cc" officeooo:paragraph-rsid="001080cc" style:font-size-asian="10.5pt" style:font-weight-asian="bold" style:font-size-complex="10.5pt" style:font-weight-complex="bold"/>
    </style:style>
    <style:style style:name="P11" style:family="paragraph" style:parent-style-name="Standard">
      <style:paragraph-properties fo:margin-left="0cm" fo:margin-right="0cm" fo:margin-top="0cm" fo:margin-bottom="0.499cm" loext:contextual-spacing="false" fo:orphans="2" fo:widows="2" fo:text-indent="0cm" style:auto-text-indent="false"/>
      <style:text-properties style:font-name="Arial" fo:font-size="10pt" officeooo:rsid="001080cc" officeooo:paragraph-rsid="001080cc" style:font-size-asian="10pt" style:font-size-complex="10pt"/>
    </style:style>
    <style:style style:name="P12" style:family="paragraph" style:parent-style-name="Standard">
      <style:paragraph-properties fo:margin-left="0cm" fo:margin-right="0cm" fo:margin-top="0cm" fo:margin-bottom="0.499cm" loext:contextual-spacing="false" fo:orphans="2" fo:widows="2" fo:text-indent="0cm" style:auto-text-indent="false"/>
      <style:text-properties style:font-name="Arial" fo:font-size="10pt" fo:font-style="normal" officeooo:rsid="001080cc" officeooo:paragraph-rsid="001080cc" style:font-size-asian="10pt" style:font-style-asian="normal" style:font-size-complex="10pt" style:font-style-complex="normal"/>
    </style:style>
    <style:style style:name="P13"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0e1c5d"/>
    </style:style>
    <style:style style:name="P14"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116d88"/>
    </style:style>
    <style:style style:name="P15" style:family="paragraph" style:parent-style-name="Text_20_body">
      <style:paragraph-properties fo:margin-left="0cm" fo:margin-right="0cm" fo:margin-top="0cm" fo:margin-bottom="0cm" loext:contextual-spacing="false" fo:orphans="2" fo:widows="2" fo:text-indent="0cm" style:auto-text-indent="false"/>
      <style:text-properties officeooo:rsid="00116d88" officeooo:paragraph-rsid="00116d88"/>
    </style:style>
    <style:style style:name="P16" style:family="paragraph" style:parent-style-name="Preformatted_20_Text">
      <style:text-properties fo:color="#2e8b57"/>
    </style:style>
    <style:style style:name="T1" style:family="text">
      <style:text-properties fo:font-variant="normal" fo:text-transform="none" fo:color="#555555" style:font-name="Arial" fo:font-size="10.5pt" fo:letter-spacing="normal" fo:font-style="normal" fo:font-weight="normal"/>
    </style:style>
    <style:style style:name="T2" style:family="text">
      <style:text-properties fo:font-variant="normal" fo:text-transform="none" fo:color="#555555" style:font-name="Arial" fo:font-size="10.5pt" fo:letter-spacing="normal" fo:font-style="normal" fo:font-weight="bold" loext:padding="0cm" loext:border="none"/>
    </style:style>
    <style:style style:name="T3" style:family="text">
      <style:text-properties fo:font-variant="normal" fo:text-transform="none" fo:color="#555555" style:font-name="Arial" fo:font-size="10.5pt" fo:letter-spacing="normal" fo:font-style="normal" fo:font-weight="bold" officeooo:rsid="000e1c5d" loext:padding="0cm" loext:border="none"/>
    </style:style>
    <style:style style:name="T4" style:family="text">
      <style:text-properties fo:font-variant="normal" fo:text-transform="none" fo:color="#555555" style:font-name="Arial" fo:letter-spacing="normal"/>
    </style:style>
    <style:style style:name="T5" style:family="text">
      <style:text-properties fo:font-variant="normal" fo:text-transform="none" fo:color="#555555" style:font-name="Arial" fo:letter-spacing="normal" fo:font-style="normal" fo:font-weight="bold" loext:padding="0cm" loext:border="none"/>
    </style:style>
    <style:style style:name="T6" style:family="text">
      <style:text-properties fo:font-variant="normal" fo:text-transform="none" fo:color="#555555" style:font-name="Arial" fo:font-size="10pt" fo:letter-spacing="normal" fo:font-style="normal" fo:font-weight="normal" style:font-size-asian="10pt" style:font-size-complex="10pt"/>
    </style:style>
    <style:style style:name="T7" style:family="text">
      <style:text-properties fo:font-variant="normal" fo:text-transform="none" fo:color="#d35577" style:text-line-through-style="none" style:text-line-through-type="none" style:font-name="Arial" fo:font-size="10.5pt" fo:letter-spacing="normal" fo:font-style="normal" style:text-underline-style="none" fo:font-weight="normal" style:text-blinking="false" loext:padding="0cm" loext:border="none"/>
    </style:style>
    <style:style style:name="T8" style:family="text">
      <style:text-properties fo:font-variant="normal" fo:text-transform="none" fo:color="#d35577" style:text-line-through-style="none" style:text-line-through-type="none" style:font-name="Arial" fo:font-size="10.5pt" fo:letter-spacing="normal" fo:font-style="normal" style:text-underline-style="none" fo:font-weight="bold" style:text-blinking="false" loext:padding="0cm" loext:border="none"/>
    </style:style>
    <style:style style:name="T9" style:family="text">
      <style:text-properties fo:font-variant="normal" fo:text-transform="none" fo:color="#d35577" style:text-line-through-style="none" style:text-line-through-type="none" style:font-name="Arial" fo:font-size="10pt" fo:letter-spacing="normal" fo:font-style="normal" style:text-underline-style="none" fo:font-weight="normal" style:text-blinking="false" style:font-size-asian="10pt" style:font-size-complex="10pt" loext:padding="0cm" loext:border="none"/>
    </style:style>
    <style:style style:name="T10" style:family="text">
      <style:text-properties fo:font-variant="normal" fo:text-transform="none" fo:color="#2e8b57" style:font-name="Arial" fo:letter-spacing="normal" fo:font-style="normal" fo:font-weight="normal" loext:padding="0cm" loext:border="none"/>
    </style:style>
    <style:style style:name="T11" style:family="text">
      <style:text-properties fo:font-variant="normal" fo:text-transform="none" fo:color="#2e8b57" style:font-name="Arial" fo:font-size="10pt" fo:letter-spacing="normal" fo:font-style="normal" fo:font-weight="normal" style:font-size-asian="10pt" style:font-size-complex="10pt" loext:padding="0cm" loext:border="none"/>
    </style:style>
    <style:style style:name="T12" style:family="text">
      <style:text-properties fo:font-variant="normal" fo:text-transform="none" fo:color="#172b4d" fo:letter-spacing="normal"/>
    </style:style>
    <style:style style:name="T13" style:family="text">
      <style:text-properties fo:font-variant="normal" fo:text-transform="none" fo:color="#172b4d" style:font-name="apple-system" fo:font-size="10.5pt" fo:letter-spacing="normal" fo:font-style="normal" fo:font-weight="normal"/>
    </style:style>
    <style:style style:name="T14" style:family="text">
      <style:text-properties style:font-name="Arial"/>
    </style:style>
    <style:style style:name="T15" style:family="text">
      <style:text-properties style:font-name="Arial" fo:font-size="10pt" style:font-size-asian="10pt" style:font-size-complex="10pt"/>
    </style:style>
    <style:style style:name="T16" style:family="text">
      <style:text-properties fo:color="#2e8b57"/>
    </style:style>
    <style:style style:name="T17" style:family="text">
      <style:text-properties officeooo:rsid="00116d88"/>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6">Hier mein step-by-step Tutorial für Qt 5.10.1 mit RPi Zero W, basierend auf </text:span><text:a xlink:type="simple" xlink:href="https://wiki.qt.io/RaspberryPi2EGLFS" text:style-name="Internet_20_link" text:visited-style-name="Visited_20_Internet_20_Link"><text:span text:style-name="T9">https://wiki.qt.io/RaspberryPi2EGLFS</text:span></text:a><text:span text:style-name="T15"><text:line-break/><text:line-break/></text:span><text:span text:style-name="T6">Wenn "raspberrypi.local" nicht funktioniert, nutze bitte die IP Adresse der Raspberry Pi</text:span><text:span text:style-name="T15"><text:line-break/></text:span><text:span text:style-name="T14"><text:line-break/></text:span><text:span text:style-name="Strong_20_Emphasis"><text:span text:style-name="T5">Raspberry Pi vorbereiten</text:span></text:span><text:span text:style-name="T14"><text:line-break/><text:line-break/></text:span><text:span text:style-name="T6">Bitte nutze ein neues raspbian (2018-06-27, lite funktioniert eventuell, nicht getestet) image</text:span><text:span text:style-name="T14"><text:line-break/></text:span></text:p>
      <text:p text:style-name="P10">Settings</text:p>
      <text:p text:style-name="P11">GPU-Speicher = 256</text:p>
      <text:p text:style-name="Preformatted_20_Text"><text:span text:style-name="T16">sudo nano /boot/confi</text:span>g</text:p>
      <text:p text:style-name="P12"/>
      <text:p text:style-name="P12">folgendes hinzufügen</text:p>
      <text:p text:style-name="P9">lcd_rotate=2 #drehung des Touchdisplays um 180 Grad</text:p>
      <text:p text:style-name="P9">gpu_mem=256 #GPU-Speicher auf 256 Byte gesetzt</text:p>
      <text:p text:style-name="P2"><text:span text:style-name="T14"><text:line-break/></text:span><text:span text:style-name="Strong_20_Emphasis"><text:span text:style-name="T2">Update</text:span></text:span><text:span text:style-name="T14"><text:line-break/></text:span><text:span text:style-name="T6">Die Datei /etc/apt/sources.list öffnen und in der Zeile für deb-src das Kommentar entfernen</text:span></text:p>
      <text:p text:style-name="P1"><text:span text:style-name="Source_20_Text"><text:span text:style-name="T11">sudo nano /etc/apt/sources.list</text:span></text:span></text:p>
      <text:p text:style-name="P5"><text:span text:style-name="Source_20_Text"><text:span text:style-name="T11">sudo apt-get update</text:span></text:span></text:p>
      <text:p text:style-name="P7"><text:span text:style-name="Source_20_Text"><text:span text:style-name="T11">sudo apt-get dist-upgrade</text:span></text:span></text:p>
      <text:p text:style-name="P7"><text:span text:style-name="Source_20_Text"><text:span text:style-name="T11">sudo reboot</text:span></text:span></text:p>
      <text:p text:style-name="P7"><text:span text:style-name="Source_20_Text"><text:span text:style-name="T10"/></text:span></text:p>
      <text:p text:style-name="P4">Ein manuelles Kernelupdate wird benötigt damit fehlende Libraries in /opt/vc/lib angelegt werden</text:p>
      <text:p text:style-name="P5"><text:span text:style-name="Source_20_Text"><text:span text:style-name="T10">sudo rpi-update</text:span></text:span></text:p>
      <text:p text:style-name="P7"><text:span text:style-name="Source_20_Text"><text:span text:style-name="T10">sudo reboot</text:span></text:span></text:p>
      <text:p text:style-name="P7"><text:span text:style-name="Source_20_Text"><text:span text:style-name="T10"/></text:span></text:p>
      <text:p text:style-name="P7"><text:span text:style-name="Source_20_Text"><text:span text:style-name="T10"/></text:span></text:p>
      <text:p text:style-name="P3"><text:span text:style-name="Strong_20_Emphasis"><text:span text:style-name="T2">Abhängigkeiten installieren</text:span></text:span></text:p>
      <text:p text:style-name="P5"><text:span text:style-name="Source_20_Text"><text:span text:style-name="T10">sudo apt-get build-dep qt5-qmake</text:span></text:span></text:p>
      <text:p text:style-name="P7"><text:span text:style-name="Source_20_Text"><text:span text:style-name="T10">sudo apt-get build-dep libqt5gui5</text:span></text:span></text:p>
      <text:p text:style-name="P7"><text:span text:style-name="Source_20_Text"><text:span text:style-name="T10">sudo apt-get build-dep libqt5webengine-data</text:span></text:span></text:p>
      <text:p text:style-name="P7"><text:span text:style-name="Source_20_Text"><text:span text:style-name="T10">sudo apt-get build-dep libqt5webkit5</text:span></text:span></text:p>
      <text:p text:style-name="P7"><text:span text:style-name="Source_20_Text"><text:span text:style-name="T10">sudo apt-get install libudev-dev libinput-dev libts-dev libxcb-xinerama0-dev libxcb-xinerama0 gdbserver</text:span></text:span></text:p>
      <text:p text:style-name="P7"><text:span text:style-name="Source_20_Text"><text:span text:style-name="T10"/></text:span></text:p>
      <text:p text:style-name="P3"><text:span text:style-name="Strong_20_Emphasis"><text:span text:style-name="T2">Target einrichten</text:span></text:span></text:p>
      <text:p text:style-name="P5"><text:span text:style-name="Source_20_Text"><text:span text:style-name="T10">sudo mkdir /usr/local/qt5pi</text:span></text:span></text:p>
      <text:p text:style-name="P7"><text:span text:style-name="Source_20_Text"><text:span text:style-name="T10">sudo chown -R pi:pi /usr/local/qt5pi</text:span></text:span></text:p>
      <text:p text:style-name="P4"/>
      <text:p text:style-name="P3"><text:span text:style-name="T1">Wenn fertig, Raspberry Pi nicht herunterfahren</text:span><text:span text:style-name="T14"><text:line-break/><text:line-break/></text:span><text:span text:style-name="Strong_20_Emphasis"><text:span text:style-name="T5">Linux Host vorbereiten (zum Beispiel Ubuntu x64)</text:span></text:span><text:span text:style-name="T14"><text:line-break/><text:line-break/></text:span><text:span text:style-name="Strong_20_Emphasis"><text:span text:style-name="T2">Update</text:span></text:span></text:p>
      <text:p text:style-name="P5"><text:span text:style-name="Source_20_Text"><text:span text:style-name="T10">sudo apt-get update</text:span></text:span></text:p>
      <text:p text:style-name="P7"><text:span text:style-name="Source_20_Text"><text:span text:style-name="T10">sudo apt-get -y upgrade</text:span></text:span></text:p>
      <text:p text:style-name="P7"><text:span text:style-name="Source_20_Text"><text:span text:style-name="T10"/></text:span></text:p>
      <text:p text:style-name="P3"><text:soft-page-break/><text:span text:style-name="Strong_20_Emphasis"><text:span text:style-name="T2">Abhängigkeiten installieren</text:span></text:span></text:p>
      <text:p text:style-name="P8"/>
      <text:p text:style-name="P5"><text:span text:style-name="Source_20_Text"><text:span text:style-name="T10">sudo apt-get install gcc git bison python gperf pkg-config gdb-multiarch</text:span></text:span></text:p>
      <text:p text:style-name="P5"><text:span text:style-name="Source_20_Text"><text:span text:style-name="T10"/></text:span></text:p>
      <text:p text:style-name="P3"><text:span text:style-name="T1">Außerdem muss QtCreator installiert werden (Ich nutze Qt 5.10.1 auf Ubuntu 18.04). Man kann Qt aus den Paketquellen nutzen. Allerdings muss man hier wirklich sehr viel nachinstallieren. Einfacher ist es, den Installer ( </text:span><text:a xlink:type="simple" xlink:href="http://download.qt.io/official_releases/qt/5.10/5.10.1/qt-opensource-linux-x64-5.10.1.run" text:style-name="Internet_20_link" text:visited-style-name="Visited_20_Internet_20_Link"><text:span text:style-name="T7">http://download.qt.io/official_releases ... 5.10.1.run</text:span></text:a><text:span text:style-name="T4"> </text:span><text:span text:style-name="T1">) zu nutzen.</text:span><text:span text:style-name="T14"><text:line-break/><text:line-break/></text:span><text:span text:style-name="Strong_20_Emphasis"><text:span text:style-name="T2">ssh public key erstellen</text:span></text:span></text:p>
      <text:p text:style-name="P5"><text:span text:style-name="Source_20_Text"><text:span text:style-name="T10">ssh-keygen -t rsa -C pi@raspberrypi.local -N "" -f ~/.ssh/id_rsa</text:span></text:span></text:p>
      <text:p text:style-name="P7"><text:span text:style-name="Source_20_Text"><text:span text:style-name="T10">cat ~/.ssh/id_rsa.pub | ssh -o StrictHostKeyChecking=no pi@raspberrypi.local "mkdir -p .ssh &amp;&amp; chmod 700 .ssh &amp;&amp; cat &gt;&gt; .ssh/authorized_keys"</text:span></text:span></text:p>
      <text:p text:style-name="P7"><text:span text:style-name="Source_20_Text"><text:span text:style-name="T10"/></text:span></text:p>
      <text:p text:style-name="P3"><text:span text:style-name="Strong_20_Emphasis"><text:span text:style-name="T2">Verzeichnis erstellen</text:span></text:span></text:p>
      <text:p text:style-name="P5"><text:span text:style-name="Source_20_Text"><text:span text:style-name="T10">sudo mkdir /opt/qt5pi</text:span></text:span></text:p>
      <text:p text:style-name="P7"><text:span text:style-name="Source_20_Text"><text:span text:style-name="T10">sudo chown 1000:1000 /opt/qt5pi</text:span></text:span></text:p>
      <text:p text:style-name="P7"><text:span text:style-name="Source_20_Text"><text:span text:style-name="T10">cd /opt/qt5pi</text:span></text:span></text:p>
      <text:p text:style-name="P7"><text:span text:style-name="Source_20_Text"><text:span text:style-name="T10"/></text:span></text:p>
      <text:p text:style-name="P3"><text:span text:style-name="T1">Oder, wenn man mehrere Benutzer auf dem System nutzt, die uid 1000 mit dem Usernamen ersetzen (uid/gid 1000 = default user/group)</text:span><text:span text:style-name="T14"><text:line-break/><text:line-break/></text:span><text:span text:style-name="Strong_20_Emphasis"><text:span text:style-name="T2">Toolchain herunterladen</text:span></text:span></text:p>
      <text:p text:style-name="P5"><text:span text:style-name="Source_20_Text"><text:span text:style-name="T10">git clone </text:span></text:span><text:a xlink:type="simple" xlink:href="https://github.com/raspberrypi/tools" text:style-name="Internet_20_link" text:visited-style-name="Visited_20_Internet_20_Link"><text:span text:style-name="Source_20_Text">https://github.com/raspberrypi/tools</text:span></text:a></text:p>
      <text:p text:style-name="P5"><text:span text:style-name="Source_20_Text"><text:span text:style-name="T10"/></text:span></text:p>
      <text:p text:style-name="P4">Das toolchain binary Verzeichnis zu PATH hinzufügen. Die Datei .bashrc öffnen</text:p>
      <text:p text:style-name="P5"><text:span text:style-name="Source_20_Text"><text:span text:style-name="T10">nano ~/.bashrc</text:span></text:span></text:p>
      <text:p text:style-name="P5"><text:span text:style-name="Source_20_Text"><text:span text:style-name="T10"/></text:span></text:p>
      <text:p text:style-name="P4">und am Ende der Datei diese Zeile einfügen</text:p>
      <text:p text:style-name="P5"><text:span text:style-name="Source_20_Text"><text:span text:style-name="T10">export PATH=$PATH:/opt/qt5pi/tools/arm-bcm2708/gcc-linaro-arm-linux-gnueabihf-raspbian-x64/bin</text:span></text:span></text:p>
      <text:p text:style-name="P5"><text:span text:style-name="Source_20_Text"><text:span text:style-name="T10"/></text:span></text:p>
      <text:p text:style-name="P3"><text:span text:style-name="T1">Die Änderung wird erst übernommen wenn das Terminal neu gestartet wird. Wenn du das Terminal hier schliesst, bitte wieder in den Ordner /opt/qt5pi springen.</text:span><text:span text:style-name="T14"><text:line-break/></text:span><text:span text:style-name="T1">Wenn du einen 32Bit Host nutzt, verwende bitte dieses toolchain: /opt/qt5pi/tools/arm-bcm2708/gcc-linaro-arm-linux-gnueabihf-raspbian/bin</text:span><text:span text:style-name="T14"><text:line-break/><text:line-break/></text:span><text:span text:style-name="Strong_20_Emphasis"><text:span text:style-name="T2">Qt Sources downloaden</text:span></text:span></text:p>
      <text:p text:style-name="P5"><text:span text:style-name="Source_20_Text"><text:span text:style-name="T10">wget </text:span></text:span><text:a xlink:type="simple" xlink:href="http://download.qt.io/official_releases/qt/5.10/5.10.1/single/qt-everywhere-src-5.10.1.tar.xz" text:style-name="Internet_20_link" text:visited-style-name="Visited_20_Internet_20_Link"><text:span text:style-name="Source_20_Text">http://download.qt.io/official_releases/qt/5.10/5.10.1/single/qt-everywhere-src-5.10.1.tar.xz</text:span></text:a></text:p>
      <text:p text:style-name="P5"><text:span text:style-name="Source_20_Text"><text:span text:style-name="T10"/></text:span></text:p>
      <text:p text:style-name="P3"><text:span text:style-name="Strong_20_Emphasis"><text:span text:style-name="T2">Untar Qt sources</text:span></text:span></text:p>
      <text:p text:style-name="P5"><text:span text:style-name="Source_20_Text"><text:span text:style-name="T10">tar xf qt-everywhere-src-5.10.1.tar.xz</text:span></text:span></text:p>
      <text:p text:style-name="P5"><text:span text:style-name="Source_20_Text"><text:span text:style-name="T10"/></text:span></text:p>
      <text:p text:style-name="P3"><text:span text:style-name="Strong_20_Emphasis"><text:span text:style-name="T2">hf konfiguration erstellen</text:span></text:span></text:p>
      <text:p text:style-name="P5"><text:span text:style-name="Source_20_Text"><text:span text:style-name="T10">cp -R qt-everywhere-src-5.10.1/qtbase/mkspecs/linux-arm-gnueabi-g++ qt-everywhere-src-5.10.1/qtbase/mkspecs/linux-arm-gnueabihf-g++</text:span></text:span></text:p>
      <text:p text:style-name="P7"><text:span text:style-name="Source_20_Text"><text:span text:style-name="T10">sed -i -e 's/arm-linux-gnueabi-/arm-linux-gnueabihf-/g' qt-everywhere-src-5.10.1/qtbase/mkspecs/linux-arm-gnueabihf-g++/qmake.conf</text:span></text:span></text:p>
      <text:p text:style-name="P7"><text:span text:style-name="Source_20_Text"><text:span text:style-name="T10"/></text:span></text:p>
      <text:p text:style-name="P3"><text:span text:style-name="Strong_20_Emphasis"><text:span text:style-name="T2">Raspberry Pi sysroot downloaden</text:span></text:span></text:p>
      <text:p text:style-name="P5"><text:span text:style-name="Source_20_Text"><text:span text:style-name="T10">mkdir sysroot sysroot/usr sysroot/opt</text:span></text:span></text:p>
      <text:p text:style-name="P7"><text:span text:style-name="Source_20_Text"><text:span text:style-name="T10">rsync -avz pi@raspberrypi.local:/lib sysroot</text:span></text:span></text:p>
      <text:p text:style-name="P7"><text:soft-page-break/><text:span text:style-name="Source_20_Text"><text:span text:style-name="T10">rsync -avz pi@raspberrypi.local:/usr/include sysroot/usr</text:span></text:span></text:p>
      <text:p text:style-name="P7"><text:span text:style-name="Source_20_Text"><text:span text:style-name="T10">rsync -avz pi@raspberrypi.local:/usr/lib sysroot/usr</text:span></text:span></text:p>
      <text:p text:style-name="P7"><text:span text:style-name="Source_20_Text"><text:span text:style-name="T10">rsync -avz pi@raspberrypi.local:/opt/vc sysroot/opt</text:span></text:span></text:p>
      <text:p text:style-name="P7"><text:span text:style-name="Source_20_Text"><text:span text:style-name="T10"/></text:span></text:p>
      <text:p text:style-name="P3"><text:span text:style-name="T1">Dies dauert eine Weile. Eventuell sieht man hier Fehlermeldungen, dass Dateien nicht übertragen wurden. Das ist normal und kann ignoriert werden. Auf keinen Fall irgendwelche Rechte im Ordner /usr ändern!</text:span><text:span text:style-name="T14"><text:line-break/><text:line-break/></text:span><text:span text:style-name="Strong_20_Emphasis"><text:span text:style-name="T2">Korrekte symlinks für "fehlende" Bibliotheken erstellen</text:span></text:span></text:p>
      <text:p text:style-name="P5"><text:span text:style-name="Source_20_Text"><text:span text:style-name="T10">mv sysroot/usr/lib/arm-linux-gnueabihf/libEGL.so.1.0.0 sysroot/usr/lib/arm-linux-gnueabihf/libEGL.so.1.0.0_backup</text:span></text:span></text:p>
      <text:p text:style-name="P7"><text:span text:style-name="Source_20_Text"><text:span text:style-name="T10">ln -s sysroot/opt/vc/lib/libEGL.so sysroot/usr/lib/arm-linux-gnueabihf/libEGL.so.1.0.0</text:span></text:span></text:p>
      <text:p text:style-name="P8"/>
      <text:p text:style-name="P5"><text:span text:style-name="Source_20_Text"><text:span text:style-name="T10">mv sysroot/usr/lib/arm-linux-gnueabihf/libGLESv2.so.2.0.0 sysroot/usr/lib/arm-linux-gnueabihf/libGLESv2.so.2.0.0_backup</text:span></text:span></text:p>
      <text:p text:style-name="P7"><text:span text:style-name="Source_20_Text"><text:span text:style-name="T10">ln -s sysroot/opt/vc/lib/libGLESv2.so sysroot/usr/lib/arm-linux-gnueabihf/libGLESv2.so.2.0.0</text:span></text:span></text:p>
      <text:p text:style-name="P8"/>
      <text:p text:style-name="P5"><text:span text:style-name="Source_20_Text"><text:span text:style-name="T10">ln -s sysroot/opt/vc/lib/libEGL.so sysroot/opt/vc/lib/libEGL.so.1</text:span></text:span></text:p>
      <text:p text:style-name="P8"/>
      <text:p text:style-name="P5"><text:span text:style-name="Source_20_Text"><text:span text:style-name="T10">ln -s sysroot/opt/vc/lib/libGLESv2.so sysroot/opt/vc/lib/libGLESv2.so.2</text:span></text:span></text:p>
      <text:p text:style-name="P5"><text:span text:style-name="Source_20_Text"><text:span text:style-name="T10"/></text:span></text:p>
      <text:p text:style-name="P3"><text:span text:style-name="T1">Tipp: wenn man die symlinks schon auf der Raspberry Pi ändert, kann man sich diesen Schritt sparen falls man sysroot erneut von der Pi runterladet (zum Beispiel bei Updates)</text:span><text:span text:style-name="T14"><text:line-break/><text:line-break/></text:span><text:span text:style-name="Strong_20_Emphasis"><text:span text:style-name="T2">Absolute symlinks in relative symlinks konvertieren</text:span></text:span></text:p>
      <text:p text:style-name="P5"><text:span text:style-name="Source_20_Text"><text:span text:style-name="T10">wget https://raw.githubusercontent.com/riscv/riscv-poky/master/scripts/sysroot-relativelinks.py</text:span></text:span></text:p>
      <text:p text:style-name="P7"><text:span text:style-name="Source_20_Text"><text:span text:style-name="T10">chmod +x sysroot-relativelinks.py</text:span></text:span></text:p>
      <text:p text:style-name="P7"><text:span text:style-name="Source_20_Text"><text:span text:style-name="T10">./sysroot-relativelinks.py sysroot</text:span></text:span></text:p>
      <text:p text:style-name="P7"><text:span text:style-name="Source_20_Text"><text:span text:style-name="T10"/></text:span></text:p>
      <text:p text:style-name="P3"><text:span text:style-name="T1">Bei diesem Schritt sollte man auf jeden Fall eine Ausgabe erhalten, welche Symlinks geändert wurden. Die Symlinks zeigen nach dem Download von sysroot fälschlicherweise immer auf die Libraries des Hostsystems. Dies soll dadurch korrigiert werden. Hat man keine Ausgabe erhalten, ist irgendetwas schief gelaufen oder dieser Schritt wurde bereits ausgeführt.</text:span><text:span text:style-name="T14"><text:line-break/><text:line-break/></text:span><text:span text:style-name="Strong_20_Emphasis"><text:span text:style-name="T2">Build Verzeichnis erstellen</text:span></text:span></text:p>
      <text:p text:style-name="P5"><text:span text:style-name="Source_20_Text"><text:span text:style-name="T10">mkdir qt5build</text:span></text:span></text:p>
      <text:p text:style-name="P5"><text:span text:style-name="Source_20_Text"><text:span text:style-name="T10"/></text:span></text:p>
      <text:p text:style-name="P3"><text:span text:style-name="Strong_20_Emphasis"><text:span text:style-name="T2">Configure</text:span></text:span></text:p>
      <text:p text:style-name="P8"/>
      <text:p text:style-name="P5"><text:span text:style-name="Source_20_Text"><text:span text:style-name="T10">cd qt5build</text:span></text:span></text:p>
      <text:p text:style-name="P7"><text:span text:style-name="Source_20_Text"><text:span text:style-name="T10">../qt-everywhere-src-5.10.1/configure -opengl es2 -device linux-rasp-pi-g++ -device-option CROSS_COMPILE=arm-linux-gnueabihf- -sysroot /opt/qt5pi/sysroot -prefix /usr/local/qt5pi -opensource -confirm-license -no-gbm -skip qtscript -nomake tests -nomake examples -make libs -pkg-config -no-use-gold-linker -v 2&gt;&amp;1 | tee ../configure.log</text:span></text:span></text:p>
      <text:p text:style-name="P7"><text:span text:style-name="Source_20_Text"><text:span text:style-name="T10"/></text:span></text:p>
      <text:p text:style-name="P3"><text:span text:style-name="T1">QtScript wird übersprungen, ist "deprecated".</text:span><text:span text:style-name="T14"><text:line-break/><text:line-break/></text:span><text:span text:style-name="T1">Für jede Generation von Raspberry Pi, muss man die Option -device ändern</text:span><text:span text:style-name="T14"><text:line-break/></text:span><text:span text:style-name="T1">Raspberry Pi 1 (+ Zero and Zero W): -device linux-rasp-pi-g++</text:span><text:span text:style-name="T14"><text:line-break/></text:span><text:span text:style-name="T1">Raspberry Pi 2: -device linux-rasp-pi2-g++</text:span><text:span text:style-name="T14"><text:line-break/></text:span><text:span text:style-name="T1">Raspberry Pi 3: -device linux-rasp-pi3-g++</text:span><text:span text:style-name="T14"><text:line-break/></text:span><text:span text:style-name="T1">Raspberry Pi 3 with VC4 driver: -device linux-rasp-pi3-vc4-g++</text:span><text:span text:style-name="T14"><text:line-break/></text:span><text:soft-page-break/><text:span text:style-name="T14"><text:line-break/></text:span><text:span text:style-name="Strong_20_Emphasis"><text:span text:style-name="T2">Make</text:span></text:span></text:p>
      <text:p text:style-name="P5"><text:span text:style-name="Source_20_Text"><text:span text:style-name="T10">make 2&gt;&amp;1 | tee ../make.log</text:span></text:span></text:p>
      <text:p text:style-name="P7"><text:span text:style-name="Source_20_Text"><text:span text:style-name="T10">make install 2&gt;&amp;1 | tee ../make_install.log</text:span></text:span></text:p>
      <text:p text:style-name="P7"><text:span text:style-name="Source_20_Text"><text:span text:style-name="T10"/></text:span></text:p>
      <text:p text:style-name="P3"><text:span text:style-name="Strong_20_Emphasis"><text:span text:style-name="T2">Upload to Raspberry Pi</text:span></text:span></text:p>
      <text:p text:style-name="P5"><text:span text:style-name="Source_20_Text"><text:span text:style-name="T10">cd /opt/qt5pi</text:span></text:span></text:p>
      <text:p text:style-name="P7"><text:span text:style-name="Source_20_Text"><text:span text:style-name="T10">rsync -avz sysroot/usr/local/qt5pi </text:span></text:span><text:a xlink:type="simple" xlink:href="mailto:pi@raspberrypi.local" text:style-name="Internet_20_link" text:visited-style-name="Visited_20_Internet_20_Link"><text:span text:style-name="Source_20_Text">pi@raspberrypi.local</text:span></text:a><text:span text:style-name="Source_20_Text"><text:span text:style-name="T10">:/usr/local</text:span></text:span></text:p>
      <text:p text:style-name="P7"><text:span text:style-name="Source_20_Text"><text:span text:style-name="T10"/></text:span></text:p>
      <text:p text:style-name="P3"><text:span text:style-name="Strong_20_Emphasis"><text:span text:style-name="T5">Qt Konfiguration</text:span></text:span><text:span text:style-name="T14"><text:line-break/><text:line-break/></text:span><text:span text:style-name="T1">QtCreator öffnen</text:span><text:span text:style-name="T14"><text:line-break/><text:line-break/></text:span><text:span text:style-name="T1">Tools-&gt;Options...-&gt;Devices-&gt;Add</text:span><text:span text:style-name="T14"><text:line-break/></text:span><text:span text:style-name="T1">Generic Linux Device</text:span><text:span text:style-name="T14"><text:line-break/></text:span><text:span text:style-name="T1">Ändere Hostname, authentication type key, Username und füge Private Key ( ~/.ssh/id_rsa ) hinzu</text:span><text:span text:style-name="T14"><text:line-break/><text:line-break/></text:span><text:span text:style-name="T1">Tools-&gt;Options...-&gt;Build&amp;Run-&gt;Debuggers-&gt;Add</text:span><text:span text:style-name="T14"><text:line-break/></text:span><text:span text:style-name="T1">Ändere name und Verzeichnis ( /opt/qt5pi/tools/arm-bcm2708/gcc-linaro-arm-linux-gnueabihf-raspbian-x64/bin/arm-linux-gnueabihf-gdb )</text:span><text:span text:style-name="T14"><text:line-break/></text:span><text:span text:style-name="Strong_20_Emphasis"><text:span text:style-name="T2">Der Debugger aus dem Toolchain funktioniert mit qtcreator nicht.<text:line-break/>Man muss gdb-multiarch auf dem Hostsystem installieren (Danke an GrisuMS für den </text:span></text:span><text:a xlink:type="simple" xlink:href="https://www.raspberrypi.org/forums/viewtopic.php?f=75&amp;t=204778&amp;start=25" text:style-name="Internet_20_link" text:visited-style-name="Visited_20_Internet_20_Link"><text:span text:style-name="Strong_20_Emphasis"><text:span text:style-name="T8">Hinweis</text:span></text:span></text:a><text:span text:style-name="Strong_20_Emphasis"><text:span text:style-name="T2">) und dessen Pfad (meist /usr/bin/gdb-multiarch ) verwenden.</text:span></text:span><text:span text:style-name="T14"><text:line-break/><text:line-break/></text:span><text:span text:style-name="T1">Tools-&gt;Options...-&gt;Compilers-&gt;Add-&gt;GCC-&gt;C</text:span><text:span text:style-name="T14"><text:line-break/></text:span><text:span text:style-name="T1">Ändere name und Verzeichnis ( /opt/qt5pi/tools/arm-bcm2708/gcc-linaro-arm-linux-gnueabihf-raspbian-x64/bin/arm-linux-gnueabihf-gcc )</text:span><text:span text:style-name="T14"><text:line-break/></text:span><text:span text:style-name="T1">ABI von &lt;Benutzerdefiniert&gt; auf arm-linux-generic-elf-32bit ändern</text:span><text:span text:style-name="T14"><text:line-break/><text:line-break/></text:span><text:span text:style-name="T1">Tools-&gt;Options...-&gt;Compilers-&gt;Add-&gt;GCC-&gt;C++</text:span><text:span text:style-name="T14"><text:line-break/></text:span><text:span text:style-name="T1">Ändere name und Verzeichnis ( /opt/qt5pi/tools/arm-bcm2708/gcc-linaro-arm-linux-gnueabihf-raspbian-x64/bin/arm-linux-gnueabihf-g++ )</text:span><text:span text:style-name="T14"><text:line-break/></text:span><text:span text:style-name="T1">ABI von &lt;Benutzerdefiniert&gt; auf arm-linux-generic-elf-32bit ändern</text:span><text:span text:style-name="T14"><text:line-break/><text:line-break/></text:span><text:span text:style-name="T1">Tools-&gt;Options...-&gt;Qt Versions-&gt;Add</text:span><text:span text:style-name="T14"><text:line-break/></text:span><text:span text:style-name="T1">Wähle /opt/qt5pi/sysroot/usr/local/qt5pi/bin/qmake</text:span><text:span text:style-name="T14"><text:line-break/><text:line-break/></text:span><text:span text:style-name="T1">Tools-&gt;Options...-&gt;Kits-&gt;Add</text:span><text:span text:style-name="T14"><text:line-break/></text:span><text:span text:style-name="T1">Ändere Name</text:span><text:span text:style-name="T14"><text:line-break/></text:span><text:span text:style-name="T1">Geräte Typ: Generic Linux Device</text:span><text:span text:style-name="T14"><text:line-break/></text:span><text:span text:style-name="T1">Gerät: Wähle zuvor erstelltes Raspberry Pi Gerät</text:span><text:span text:style-name="T14"><text:line-break/></text:span><text:span text:style-name="T1">Sysroot: Wähle /opt/qt5pi/sysroot</text:span><text:span text:style-name="T14"><text:line-break/></text:span><text:span text:style-name="T1">C and C++: Wähle zuvor erstellten Raspberry Pi Kompiler</text:span><text:span text:style-name="T14"><text:line-break/></text:span><text:span text:style-name="T1">Debugger: Wähle zuvor erstellten Raspberry Pi Debugger</text:span><text:span text:style-name="T14"><text:line-break/></text:span><text:span text:style-name="T1">Qt version: Wähle zuvor erstellte Raspberry Pi Qt Version</text:span><text:span text:style-name="T14"><text:line-break/><text:line-break/></text:span><text:span text:style-name="T1">Fertig </text:span><text:span text:style-name="T14"><draw:frame draw:style-name="fr1" draw:name="Bild1" text:anchor-type="as-char" svg:width="0.397cm" svg:height="0.45cm" draw:z-index="0"><draw:image xlink:href="https://lb.raspberrypi.org/forums/images/smilies/icon_e_smile.gif" xlink:type="simple" xlink:show="embed" xlink:actuate="onLoad" loext:mime-type="image/gif"/><svg:title>:)</svg:title></draw:frame></text:span><text:span text:style-name="T14"><text:line-break/><text:line-break/></text:span><text:span text:style-name="T1">Nachdem man ein Projekt angelegt hat muss man noch folgendes an das Ende der .pro Datei schreiben:</text:span></text:p>
      <text:p text:style-name="P5"><text:soft-page-break/><text:span text:style-name="Source_20_Text"><text:span text:style-name="T10"># Default rules for deployment.</text:span></text:span></text:p>
      <text:p text:style-name="P7"><text:span text:style-name="Source_20_Text"><text:span text:style-name="T10">qnx: target.path = /tmp/$${TARGET}/bin</text:span></text:span></text:p>
      <text:p text:style-name="P7"><text:span text:style-name="Source_20_Text"><text:span text:style-name="T10">else: unix:!android: target.path = /home/pi/$${TARGET}/bin</text:span></text:span></text:p>
      <text:p text:style-name="P7"><text:span text:style-name="Source_20_Text"><text:span text:style-name="T10">!isEmpty(target.path): INSTALLS += target</text:span></text:span></text:p>
      <text:p text:style-name="P6"><text:span text:style-name="T1">Wenn man den kompilieren-Button in QtCreator drück, wird nur kompiliert.</text:span><text:span text:style-name="T14"><text:line-break/></text:span><text:span text:style-name="T1">Drückt man den grünen Play-Button, wird kompiliert, die Binary per sftp auf die Raspberry Pi hochgeladen und ausgeführt</text:span><text:span text:style-name="T14"><text:line-break/></text:span><text:span text:style-name="T1">Der Debug-Button sollte ebenfalls funktionieren.</text:span><text:span text:style-name="T14"><text:line-break/><text:line-break/></text:span><text:span text:style-name="T1">*edit</text:span><text:span text:style-name="T14"><text:line-break/></text:span><text:span text:style-name="Strong_20_Emphasis"><text:span text:style-name="T2">Bitte hängt bei Problemen die Logdateien an, welche euch zur Verfügung stehen. Nutzt zum hochladen der Dateien zum Beispiel pastebin.com</text:span></text:span></text:p>
      <text:p text:style-name="P6"><text:span text:style-name="Strong_20_Emphasis"><text:span text:style-name="T2"/></text:span></text:p>
      <text:p text:style-name="P6"><text:span text:style-name="Strong_20_Emphasis"><text:span text:style-name="T3">Quelle: </text:span></text:span><text:a xlink:type="simple" xlink:href="https://lb.raspberrypi.org/forums/viewtopic.php?f=75&amp;t=204778&amp;sid=c7a53f1f6e514dc22db2bbf9ea4dbf5d" text:style-name="Internet_20_link" text:visited-style-name="Visited_20_Internet_20_Link"><text:span text:style-name="Strong_20_Emphasis">https://lb.raspberrypi.org/forums/viewtopic.php?f=75&amp;t=204778&amp;sid=c7a53f1f6e514dc22db2bbf9ea4dbf5d</text:span></text:a></text:p>
      <text:p text:style-name="P6"/>
      <text:p text:style-name="P6"/>
      <text:p text:style-name="P14"><text:span text:style-name="T17">SSL-Problem</text:span></text:p>
      <text:p text:style-name="P15">QT verwendet noch die alte SSL-Version daher bitte:</text:p>
      <text:p text:style-name="P14"><text:span text:style-name="T12"> </text:span><text:span text:style-name="T13">sudo apt install openssl1.0 libssl1.0-dev </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pple-system" svg:font-family="apple-system, BlinkMacSystemFont, 'Segoe UI', Roboto, Oxygen, Ubuntu, 'Fira Sans', 'Droid Sans', 'Helvetica Neue', sans-serif"/>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WenQuanYi Micro Hei Mono" style:font-family-asian="'WenQuanYi Micro Hei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WenQuanYi Micro Hei Mono" style:font-family-asian="'WenQuanYi Micro Hei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7T13:13:56.294343605</meta:creation-date>
    <dc:date>2019-04-03T21:52:08.172091154</dc:date>
    <meta:editing-duration>PT16M10S</meta:editing-duration>
    <meta:editing-cycles>5</meta:editing-cycles>
    <meta:generator>LibreOffice/6.0.7.3$Linux_X86_64 LibreOffice_project/00m0$Build-3</meta:generator>
    <meta:document-statistic meta:table-count="0" meta:image-count="1" meta:object-count="0" meta:page-count="5" meta:paragraph-count="87" meta:word-count="880" meta:character-count="8264" meta:non-whitespace-character-count="7442"/>
  </office:meta>
</office:document-meta>
</file>